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665in" loext:contextual-spacing="false"/>
      <style:text-properties style:font-name="Courier New" fo:font-size="12pt" officeooo:rsid="00525992" officeooo:paragraph-rsid="000ae571" style:font-size-asian="12pt" style:font-name-complex="Courier New" style:font-size-complex="12pt"/>
    </style:style>
    <style:style style:name="P2" style:family="paragraph" style:parent-style-name="Standard">
      <style:paragraph-properties fo:margin-top="0in" fo:margin-bottom="0.1665in" loext:contextual-spacing="false"/>
      <style:text-properties style:font-name="Courier New" fo:font-size="12pt" officeooo:rsid="00559830" officeooo:paragraph-rsid="000ae571" style:font-size-asian="12pt" style:font-name-complex="Courier New" style:font-size-complex="12pt"/>
    </style:style>
    <style:style style:name="P3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00ae571" style:font-size-asian="12pt" style:font-name-complex="Courier New" style:font-size-complex="12pt"/>
    </style:style>
    <style:style style:name="P4" style:family="paragraph" style:parent-style-name="Standard">
      <style:paragraph-properties fo:margin-top="0in" fo:margin-bottom="0.1665in" loext:contextual-spacing="false"/>
      <style:text-properties style:font-name="Courier New" fo:font-size="12pt" officeooo:rsid="02c434b0" officeooo:paragraph-rsid="00130f18" style:font-size-asian="12pt" style:font-name-complex="Courier New" style:font-size-complex="12pt"/>
    </style:style>
    <style:style style:name="P5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0130f18" style:font-size-asian="12pt" style:font-name-complex="Courier New" style:font-size-complex="12pt"/>
    </style:style>
    <style:style style:name="P6" style:family="paragraph" style:parent-style-name="Standard">
      <style:paragraph-properties fo:margin-top="0in" fo:margin-bottom="0.1665in" loext:contextual-spacing="false"/>
      <style:text-properties style:font-name="Courier New" fo:font-size="12pt" officeooo:rsid="009499a2" officeooo:paragraph-rsid="0013fff1" style:font-size-asian="12pt" style:font-name-complex="Courier New" style:font-size-complex="12pt"/>
    </style:style>
    <style:style style:name="P7" style:family="paragraph" style:parent-style-name="Standard">
      <style:paragraph-properties fo:margin-top="0in" fo:margin-bottom="0.1665in" loext:contextual-spacing="false"/>
      <style:text-properties style:font-name="Courier New" fo:font-size="12pt" officeooo:rsid="011f46d1" officeooo:paragraph-rsid="0013fff1" style:font-size-asian="12pt" style:font-name-complex="Courier New" style:font-size-complex="12pt"/>
    </style:style>
    <style:style style:name="P8" style:family="paragraph" style:parent-style-name="Standard">
      <style:paragraph-properties fo:margin-top="0in" fo:margin-bottom="0.1665in" loext:contextual-spacing="false"/>
      <style:text-properties style:font-name="Courier New" fo:font-size="12pt" officeooo:rsid="0132fd1d" officeooo:paragraph-rsid="0013fff1" style:font-size-asian="12pt" style:font-name-complex="Courier New" style:font-size-complex="12pt"/>
    </style:style>
    <style:style style:name="P9" style:family="paragraph" style:parent-style-name="Standard">
      <style:paragraph-properties fo:margin-top="0in" fo:margin-bottom="0.1665in" loext:contextual-spacing="false"/>
      <style:text-properties style:font-name="Courier New" fo:font-size="12pt" officeooo:rsid="010ef351" officeooo:paragraph-rsid="0013fff1" style:font-size-asian="12pt" style:font-name-complex="Courier New" style:font-size-complex="12pt"/>
    </style:style>
    <style:style style:name="P10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013fff1" style:font-size-asian="12pt" style:font-name-complex="Courier New" style:font-size-complex="12pt"/>
    </style:style>
    <style:style style:name="P11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0161695" style:font-size-asian="12pt" style:font-name-complex="Courier New" style:font-size-complex="12pt"/>
    </style:style>
    <style:style style:name="P12" style:family="paragraph" style:parent-style-name="Standard">
      <style:paragraph-properties fo:margin-top="0in" fo:margin-bottom="0.1665in" loext:contextual-spacing="false"/>
      <style:text-properties officeooo:paragraph-rsid="000ae571"/>
    </style:style>
    <style:style style:name="P13" style:family="paragraph" style:parent-style-name="Standard">
      <style:paragraph-properties fo:margin-top="0in" fo:margin-bottom="0.1665in" loext:contextual-spacing="false"/>
      <style:text-properties officeooo:rsid="011f46d1" officeooo:paragraph-rsid="0013fff1"/>
    </style:style>
    <style:style style:name="P14" style:family="paragraph" style:parent-style-name="Standard">
      <style:paragraph-properties fo:margin-top="0in" fo:margin-bottom="0.1665in" loext:contextual-spacing="false"/>
      <style:text-properties officeooo:paragraph-rsid="0013fff1"/>
    </style:style>
    <style:style style:name="P15" style:family="paragraph" style:parent-style-name="Standard">
      <style:paragraph-properties fo:margin-top="0in" fo:margin-bottom="0.1665in" loext:contextual-spacing="false"/>
      <style:text-properties officeooo:paragraph-rsid="00161695"/>
    </style:style>
    <style:style style:name="P1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559830" officeooo:paragraph-rsid="000ae571" style:font-size-asian="12pt" style:font-name-complex="Courier New" style:font-size-complex="12pt"/>
    </style:style>
    <style:style style:name="P1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53b521" officeooo:paragraph-rsid="000ae571" style:font-size-asian="12pt" style:font-name-complex="Courier New" style:font-size-complex="12pt"/>
    </style:style>
    <style:style style:name="P1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0ae571" style:font-size-asian="12pt" style:font-name-complex="Courier New" style:font-size-complex="12pt"/>
    </style:style>
    <style:style style:name="P1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130f18" style:font-size-asian="12pt" style:font-name-complex="Courier New" style:font-size-complex="12pt"/>
    </style:style>
    <style:style style:name="P2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130a9ba" officeooo:paragraph-rsid="0013fff1" style:font-size-asian="12pt" style:font-name-complex="Courier New" style:font-size-complex="12pt"/>
    </style:style>
    <style:style style:name="P2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1293fcb" officeooo:paragraph-rsid="0013fff1" style:font-size-asian="12pt" style:font-name-complex="Courier New" style:font-size-complex="12pt"/>
    </style:style>
    <style:style style:name="P2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13fff1" style:font-size-asian="12pt" style:font-name-complex="Courier New" style:font-size-complex="12pt"/>
    </style:style>
    <style:style style:name="P2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32479d" officeooo:paragraph-rsid="00161695" style:font-size-asian="12pt" style:font-name-complex="Courier New" style:font-size-complex="12pt"/>
    </style:style>
    <style:style style:name="P2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161695" style:font-size-asian="12pt" style:font-name-complex="Courier New" style:font-size-complex="12pt"/>
    </style:style>
    <style:style style:name="P25" style:family="paragraph" style:parent-style-name="Standard">
      <style:paragraph-properties fo:margin-left="0in" fo:margin-right="0in" fo:text-indent="2in" style:auto-text-indent="false"/>
      <style:text-properties officeooo:paragraph-rsid="000ae571"/>
    </style:style>
    <style:style style:name="P2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0ae571" style:font-size-asian="12pt" style:font-name-complex="Courier New" style:font-size-complex="12pt"/>
    </style:style>
    <style:style style:name="P27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130f18" style:font-size-asian="12pt" style:font-name-complex="Courier New" style:font-size-complex="12pt"/>
    </style:style>
    <style:style style:name="P28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13fff1" style:font-size-asian="12pt" style:font-name-complex="Courier New" style:font-size-complex="12pt"/>
    </style:style>
    <style:style style:name="P2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161695" style:font-size-asian="12pt" style:font-name-complex="Courier New" style:font-size-complex="12pt"/>
    </style:style>
    <style:style style:name="P3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559830" officeooo:paragraph-rsid="000ae571" style:font-size-asian="12pt" style:font-name-complex="Courier New" style:font-size-complex="12pt"/>
    </style:style>
    <style:style style:name="P3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586bb7" officeooo:paragraph-rsid="000ae571" style:font-size-asian="12pt" style:font-name-complex="Courier New" style:font-size-complex="12pt"/>
    </style:style>
    <style:style style:name="P3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53b521" officeooo:paragraph-rsid="000ae571" style:font-size-asian="12pt" style:font-name-complex="Courier New" style:font-size-complex="12pt"/>
    </style:style>
    <style:style style:name="P3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579038" officeooo:paragraph-rsid="000ae571" style:font-size-asian="12pt" style:font-name-complex="Courier New" style:font-size-complex="12pt"/>
    </style:style>
    <style:style style:name="P34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27f433a" officeooo:paragraph-rsid="00130f18" style:font-size-asian="12pt" style:font-name-complex="Courier New" style:font-size-complex="12pt"/>
    </style:style>
    <style:style style:name="P35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447cf6" officeooo:paragraph-rsid="00130f18" style:font-size-asian="12pt" style:font-name-complex="Courier New" style:font-size-complex="12pt"/>
    </style:style>
    <style:style style:name="P3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2c91b2f" officeooo:paragraph-rsid="00130f18" style:font-size-asian="12pt" style:font-name-complex="Courier New" style:font-size-complex="12pt"/>
    </style:style>
    <style:style style:name="P37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2cdaf93" officeooo:paragraph-rsid="00130f18" style:font-size-asian="12pt" style:font-name-complex="Courier New" style:font-size-complex="12pt"/>
    </style:style>
    <style:style style:name="P38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123f740" officeooo:paragraph-rsid="0013fff1" style:font-size-asian="12pt" style:font-name-complex="Courier New" style:font-size-complex="12pt"/>
    </style:style>
    <style:style style:name="P3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130a9ba" officeooo:paragraph-rsid="0013fff1" style:font-size-asian="12pt" style:font-name-complex="Courier New" style:font-size-complex="12pt"/>
    </style:style>
    <style:style style:name="P4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129eb7e" officeooo:paragraph-rsid="0013fff1" style:font-size-asian="12pt" style:font-name-complex="Courier New" style:font-size-complex="12pt"/>
    </style:style>
    <style:style style:name="P4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9499a2" officeooo:paragraph-rsid="0013fff1" style:font-size-asian="12pt" style:font-name-complex="Courier New" style:font-size-complex="12pt"/>
    </style:style>
    <style:style style:name="P4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00ae571"/>
    </style:style>
    <style:style style:name="P4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0130f18"/>
    </style:style>
    <style:style style:name="P44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0161695"/>
    </style:style>
    <style:style style:name="P45" style:family="paragraph" style:parent-style-name="Standard">
      <style:paragraph-properties fo:margin-left="0in" fo:margin-right="0in" fo:text-indent="1in" style:auto-text-indent="false"/>
      <style:text-properties officeooo:paragraph-rsid="0013fff1"/>
    </style:style>
    <style:style style:name="P46" style:family="paragraph" style:parent-style-name="Standard">
      <style:paragraph-properties fo:margin-left="0.3in" fo:margin-right="0.3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112fccb" officeooo:paragraph-rsid="0013fff1" style:font-size-asian="12pt" style:font-name-complex="Courier New" style:font-size-complex="12pt"/>
    </style:style>
    <style:style style:name="P47" style:family="paragraph" style:parent-style-name="Standard">
      <style:paragraph-properties fo:margin-left="0.3in" fo:margin-right="0.3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1153d21" officeooo:paragraph-rsid="0013fff1" style:font-size-asian="12pt" style:font-name-complex="Courier New" style:font-size-complex="12pt"/>
    </style:style>
    <style:style style:name="P48" style:family="paragraph" style:parent-style-name="Standard">
      <style:paragraph-properties fo:margin-left="0.3in" fo:margin-right="0.3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13fff1" style:font-size-asian="12pt" style:font-name-complex="Courier New" style:font-size-complex="12pt"/>
    </style:style>
    <style:style style:name="P49" style:family="paragraph" style:parent-style-name="Standard">
      <style:paragraph-properties fo:margin-left="0.3in" fo:margin-right="0.3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1194f9f" officeooo:paragraph-rsid="0013fff1" style:font-size-asian="12pt" style:font-name-complex="Courier New" style:font-size-complex="12pt"/>
    </style:style>
    <style:style style:name="P50" style:family="paragraph" style:parent-style-name="Standard">
      <style:paragraph-properties fo:margin-left="0.3in" fo:margin-right="0.3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013fff1"/>
    </style:style>
    <style:style style:name="P51" style:family="paragraph" style:parent-style-name="Standard">
      <style:paragraph-properties fo:margin-left="0.3in" fo:margin-right="0.3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rsid="01210e6f" officeooo:paragraph-rsid="0013fff1"/>
    </style:style>
    <style:style style:name="P52" style:family="paragraph" style:parent-style-name="Heading_20_3">
      <style:paragraph-properties fo:margin-top="0.1665in" fo:margin-bottom="0in" loext:contextual-spacing="false"/>
      <style:text-properties style:font-name="Courier New" officeooo:paragraph-rsid="000ae571" style:font-name-complex="Courier New" style:font-size-complex="12pt"/>
    </style:style>
    <style:style style:name="P53" style:family="paragraph" style:parent-style-name="Heading_20_3">
      <style:paragraph-properties fo:margin-top="0.1665in" fo:margin-bottom="0in" loext:contextual-spacing="false"/>
      <style:text-properties style:font-name="Courier New" officeooo:paragraph-rsid="0013fff1" style:font-name-complex="Courier New" style:font-size-complex="12pt"/>
    </style:style>
    <style:style style:name="P54" style:family="paragraph" style:parent-style-name="Heading_20_3">
      <style:paragraph-properties fo:margin-top="0.1665in" fo:margin-bottom="0in" loext:contextual-spacing="false"/>
      <style:text-properties style:font-name="Courier New" officeooo:paragraph-rsid="00161695" style:font-name-complex="Courier New" style:font-size-complex="12pt"/>
    </style:style>
    <style:style style:name="P55" style:family="paragraph" style:parent-style-name="Heading_20_3">
      <style:paragraph-properties fo:margin-top="0.1665in" fo:margin-bottom="0in" loext:contextual-spacing="false"/>
      <style:text-properties officeooo:paragraph-rsid="00130f18"/>
    </style:style>
    <style:style style:name="T1" style:family="text">
      <style:text-properties style:font-name="Courier New" fo:font-size="12pt" style:font-size-asian="12pt" style:font-name-complex="Courier New"/>
    </style:style>
    <style:style style:name="T2" style:family="text">
      <style:text-properties style:font-name="Courier New" fo:font-size="12pt" style:font-size-asian="12pt" style:font-name-complex="Courier New" style:font-size-complex="12pt"/>
    </style:style>
    <style:style style:name="T3" style:family="text">
      <style:text-properties style:font-name="Courier New" fo:font-size="12pt" officeooo:rsid="004c453b" style:font-size-asian="12pt" style:font-name-complex="Courier New" style:font-size-complex="12pt"/>
    </style:style>
    <style:style style:name="T4" style:family="text">
      <style:text-properties style:font-name="Courier New" fo:font-size="12pt" officeooo:rsid="02e720ea" style:font-size-asian="12pt" style:font-name-complex="Courier New" style:font-size-complex="12pt"/>
    </style:style>
    <style:style style:name="T5" style:family="text">
      <style:text-properties style:font-name="Courier New" fo:font-size="12pt" officeooo:rsid="00e64666" style:font-size-asian="12pt" style:font-name-complex="Courier New" style:font-size-complex="12pt"/>
    </style:style>
    <style:style style:name="T6" style:family="text">
      <style:text-properties style:font-name="Courier New" fo:font-size="12pt" officeooo:rsid="005be332" style:font-size-asian="12pt" style:font-name-complex="Courier New" style:font-size-complex="12pt"/>
    </style:style>
    <style:style style:name="T7" style:family="text">
      <style:text-properties style:font-name="Courier New" fo:font-size="12pt" officeooo:rsid="005a19d5" style:font-size-asian="12pt" style:font-name-complex="Courier New" style:font-size-complex="12pt"/>
    </style:style>
    <style:style style:name="T8" style:family="text">
      <style:text-properties style:font-name="Courier New" fo:font-size="12pt" officeooo:rsid="0050ffe4" style:font-size-asian="12pt" style:font-name-complex="Courier New" style:font-size-complex="12pt"/>
    </style:style>
    <style:style style:name="T9" style:family="text">
      <style:text-properties style:font-name="Courier New" fo:font-size="12pt" officeooo:rsid="00586bb7" style:font-size-asian="12pt" style:font-name-complex="Courier New" style:font-size-complex="12pt"/>
    </style:style>
    <style:style style:name="T10" style:family="text">
      <style:text-properties style:font-name="Courier New" fo:font-size="12pt" officeooo:rsid="01d3ae59" style:font-size-asian="12pt" style:font-name-complex="Courier New" style:font-size-complex="12pt"/>
    </style:style>
    <style:style style:name="T11" style:family="text">
      <style:text-properties style:font-name="Courier New" fo:font-size="12pt" officeooo:rsid="005d1056" style:font-size-asian="12pt" style:font-name-complex="Courier New" style:font-size-complex="12pt"/>
    </style:style>
    <style:style style:name="T12" style:family="text">
      <style:text-properties style:font-name="Courier New" fo:font-size="12pt" officeooo:rsid="00559830" style:font-size-asian="12pt" style:font-name-complex="Courier New" style:font-size-complex="12pt"/>
    </style:style>
    <style:style style:name="T13" style:family="text">
      <style:text-properties style:font-name="Courier New" fo:font-size="12pt" officeooo:rsid="00e82c95" style:font-size-asian="12pt" style:font-name-complex="Courier New" style:font-size-complex="12pt"/>
    </style:style>
    <style:style style:name="T14" style:family="text">
      <style:text-properties style:font-name="Courier New" fo:font-size="12pt" officeooo:rsid="01bbf63e" style:font-size-asian="12pt" style:font-name-complex="Courier New" style:font-size-complex="12pt"/>
    </style:style>
    <style:style style:name="T15" style:family="text">
      <style:text-properties style:font-name="Courier New" fo:font-size="12pt" officeooo:rsid="00579038" style:font-size-asian="12pt" style:font-name-complex="Courier New" style:font-size-complex="12pt"/>
    </style:style>
    <style:style style:name="T16" style:family="text">
      <style:text-properties style:font-name="Courier New" fo:font-size="12pt" officeooo:rsid="005486aa" style:font-size-asian="12pt" style:font-name-complex="Courier New" style:font-size-complex="12pt"/>
    </style:style>
    <style:style style:name="T17" style:family="text">
      <style:text-properties style:font-name="Courier New" fo:font-size="12pt" officeooo:rsid="02e67858" style:font-size-asian="12pt" style:font-name-complex="Courier New" style:font-size-complex="12pt"/>
    </style:style>
    <style:style style:name="T18" style:family="text">
      <style:text-properties style:font-name="Courier New" fo:font-size="12pt" officeooo:rsid="00447cf6" style:font-size-asian="12pt" style:font-name-complex="Courier New" style:font-size-complex="12pt"/>
    </style:style>
    <style:style style:name="T19" style:family="text">
      <style:text-properties style:font-name="Courier New" fo:font-size="12pt" officeooo:rsid="034fe43e" style:font-size-asian="12pt" style:font-name-complex="Courier New" style:font-size-complex="12pt"/>
    </style:style>
    <style:style style:name="T20" style:family="text">
      <style:text-properties style:font-name="Courier New" fo:font-size="12pt" officeooo:rsid="0350c35f" style:font-size-asian="12pt" style:font-name-complex="Courier New" style:font-size-complex="12pt"/>
    </style:style>
    <style:style style:name="T21" style:family="text">
      <style:text-properties style:font-name="Courier New" fo:font-size="12pt" officeooo:rsid="02808b5b" style:font-size-asian="12pt" style:font-name-complex="Courier New" style:font-size-complex="12pt"/>
    </style:style>
    <style:style style:name="T22" style:family="text">
      <style:text-properties style:font-name="Courier New" fo:font-size="12pt" officeooo:rsid="028071f0" style:font-size-asian="12pt" style:font-name-complex="Courier New" style:font-size-complex="12pt"/>
    </style:style>
    <style:style style:name="T23" style:family="text">
      <style:text-properties style:font-name="Courier New" fo:font-size="12pt" officeooo:rsid="00b32e72" style:font-size-asian="12pt" style:font-name-complex="Courier New" style:font-size-complex="12pt"/>
    </style:style>
    <style:style style:name="T24" style:family="text">
      <style:text-properties style:font-name="Courier New" fo:font-size="12pt" officeooo:rsid="02c434b0" style:font-size-asian="12pt" style:font-name-complex="Courier New" style:font-size-complex="12pt"/>
    </style:style>
    <style:style style:name="T25" style:family="text">
      <style:text-properties style:font-name="Courier New" fo:font-size="12pt" officeooo:rsid="01be6508" style:font-size-asian="12pt" style:font-name-complex="Courier New" style:font-size-complex="12pt"/>
    </style:style>
    <style:style style:name="T26" style:family="text">
      <style:text-properties style:font-name="Courier New" fo:font-size="12pt" officeooo:rsid="01163321" style:font-size-asian="12pt" style:font-name-complex="Courier New" style:font-size-complex="12pt"/>
    </style:style>
    <style:style style:name="T27" style:family="text">
      <style:text-properties style:font-name="Courier New" fo:font-size="12pt" officeooo:rsid="0110c0ca" style:font-size-asian="12pt" style:font-name-complex="Courier New" style:font-size-complex="12pt"/>
    </style:style>
    <style:style style:name="T28" style:family="text">
      <style:text-properties style:font-name="Courier New" fo:font-size="12pt" officeooo:rsid="0132fd1d" style:font-size-asian="12pt" style:font-name-complex="Courier New" style:font-size-complex="12pt"/>
    </style:style>
    <style:style style:name="T29" style:family="text">
      <style:text-properties style:font-name="Courier New" fo:font-size="12pt" officeooo:rsid="011f46d1" style:font-size-asian="12pt" style:font-name-complex="Courier New" style:font-size-complex="12pt"/>
    </style:style>
    <style:style style:name="T30" style:family="text">
      <style:text-properties style:font-name="Courier New" fo:font-size="12pt" officeooo:rsid="01203ff7" style:font-size-asian="12pt" style:font-name-complex="Courier New" style:font-size-complex="12pt"/>
    </style:style>
    <style:style style:name="T31" style:family="text">
      <style:text-properties style:font-name="Courier New" fo:font-size="12pt" officeooo:rsid="01210e6f" style:font-size-asian="12pt" style:font-name-complex="Courier New" style:font-size-complex="12pt"/>
    </style:style>
    <style:style style:name="T32" style:family="text">
      <style:text-properties style:font-name="Courier New" fo:font-size="12pt" officeooo:rsid="010d6bfe" style:font-size-asian="12pt" style:font-name-complex="Courier New" style:font-size-complex="12pt"/>
    </style:style>
    <style:style style:name="T33" style:family="text">
      <style:text-properties style:font-name="Courier New" fo:font-size="12pt" officeooo:rsid="007a3e7f" style:font-size-asian="12pt" style:font-name-complex="Courier New" style:font-size-complex="12pt"/>
    </style:style>
    <style:style style:name="T34" style:family="text">
      <style:text-properties style:font-name="Courier New" fo:font-size="12pt" officeooo:rsid="010ef351" style:font-size-asian="12pt" style:font-name-complex="Courier New" style:font-size-complex="12pt"/>
    </style:style>
    <style:style style:name="T35" style:family="text">
      <style:text-properties style:font-name="Courier New" fo:font-size="12pt" officeooo:rsid="01194f9f" style:font-size-asian="12pt" style:font-name-complex="Courier New" style:font-size-complex="12pt"/>
    </style:style>
    <style:style style:name="T36" style:family="text">
      <style:text-properties style:font-name="Courier New" fo:font-size="12pt" officeooo:rsid="03a7bcaa" style:font-size-asian="12pt" style:font-name-complex="Courier New" style:font-size-complex="12pt"/>
    </style:style>
    <style:style style:name="T37" style:family="text">
      <style:text-properties style:font-name="Courier New" fo:font-size="12pt" officeooo:rsid="0122a72f" style:font-size-asian="12pt" style:font-name-complex="Courier New" style:font-size-complex="12pt"/>
    </style:style>
    <style:style style:name="T38" style:family="text">
      <style:text-properties style:font-name="Courier New" fo:font-size="12pt" officeooo:rsid="0124c922" style:font-size-asian="12pt" style:font-name-complex="Courier New" style:font-size-complex="12pt"/>
    </style:style>
    <style:style style:name="T39" style:family="text">
      <style:text-properties style:font-name="Courier New" fo:font-size="12pt" officeooo:rsid="00aa76a7" style:font-size-asian="12pt" style:font-name-complex="Courier New" style:font-size-complex="12pt"/>
    </style:style>
    <style:style style:name="T40" style:family="text">
      <style:text-properties style:font-name="Courier New" fo:font-size="12pt" officeooo:rsid="009499a2" style:font-size-asian="12pt" style:font-name-complex="Courier New" style:font-size-complex="12pt"/>
    </style:style>
    <style:style style:name="T41" style:family="text">
      <style:text-properties style:font-name="Courier New" fo:font-size="12pt" officeooo:rsid="03874ad2" style:font-size-asian="12pt" style:font-name-complex="Courier New" style:font-size-complex="12pt"/>
    </style:style>
    <style:style style:name="T42" style:family="text">
      <style:text-properties style:font-name="Courier New" fo:font-size="12pt" officeooo:rsid="0031a1b0" style:font-size-asian="12pt" style:font-name-complex="Courier New" style:font-size-complex="12pt"/>
    </style:style>
    <style:style style:name="T43" style:family="text">
      <style:text-properties style:font-name="Courier New" fo:font-size="12pt" officeooo:rsid="01b36120" style:font-size-asian="12pt" style:font-name-complex="Courier New" style:font-size-complex="12pt"/>
    </style:style>
    <style:style style:name="T44" style:family="text">
      <style:text-properties style:font-name="Courier New" fo:font-size="12pt" officeooo:rsid="0391ccb4" style:font-size-asian="12pt" style:font-name-complex="Courier New" style:font-size-complex="12pt"/>
    </style:style>
    <style:style style:name="T45" style:family="text">
      <style:text-properties style:font-name="Courier New" fo:font-size="12pt" officeooo:rsid="00a89125" style:font-size-asian="12pt" style:font-name-complex="Courier New" style:font-size-complex="12pt"/>
    </style:style>
    <style:style style:name="T46" style:family="text">
      <style:text-properties style:font-name="Courier New" fo:font-size="12pt" officeooo:rsid="0176e6f3" style:font-size-asian="12pt" style:font-name-complex="Courier New" style:font-size-complex="12pt"/>
    </style:style>
    <style:style style:name="T47" style:family="text">
      <style:text-properties style:font-name="Courier New" fo:font-size="12pt" officeooo:rsid="0032479d" style:font-size-asian="12pt" style:font-name-complex="Courier New" style:font-size-complex="12pt"/>
    </style:style>
    <style:style style:name="T48" style:family="text">
      <style:text-properties style:font-name="Courier New" fo:font-size="12pt" officeooo:rsid="0285cd1f" style:font-size-asian="12pt" style:font-name-complex="Courier New" style:font-size-complex="12pt"/>
    </style:style>
    <style:style style:name="T49" style:family="text">
      <style:text-properties style:font-name="Courier New" fo:font-size="12pt" officeooo:rsid="02878cb7" style:font-size-asian="12pt" style:font-name-complex="Courier New" style:font-size-complex="12pt"/>
    </style:style>
    <style:style style:name="T50" style:family="text">
      <style:text-properties style:font-name="Courier New" fo:font-size="12pt" officeooo:rsid="0177bebf" style:font-size-asian="12pt" style:font-name-complex="Courier New" style:font-size-complex="12pt"/>
    </style:style>
    <style:style style:name="T51" style:family="text">
      <style:text-properties style:font-name="Courier New" fo:font-size="12pt" officeooo:rsid="02861325" style:font-size-asian="12pt" style:font-name-complex="Courier New" style:font-size-complex="12pt"/>
    </style:style>
    <style:style style:name="T52" style:family="text">
      <style:text-properties style:font-name="Courier New" style:font-name-complex="Courier New" style:font-size-complex="12pt"/>
    </style:style>
    <style:style style:name="T53" style:family="text">
      <style:text-properties style:font-name="Courier New" officeooo:rsid="02c434b0" style:font-name-complex="Courier New" style:font-size-complex="12pt"/>
    </style:style>
    <style:style style:name="T54" style:family="text">
      <style:text-properties officeooo:rsid="005be332"/>
    </style:style>
    <style:style style:name="T55" style:family="text">
      <style:text-properties officeooo:rsid="00e64666"/>
    </style:style>
    <style:style style:name="T56" style:family="text">
      <style:text-properties officeooo:rsid="0050ffe4"/>
    </style:style>
    <style:style style:name="T57" style:family="text">
      <style:text-properties officeooo:rsid="02e8a3d2"/>
    </style:style>
    <style:style style:name="T58" style:family="text">
      <style:text-properties officeooo:rsid="018deb27"/>
    </style:style>
    <style:style style:name="T59" style:family="text">
      <style:text-properties officeooo:rsid="0053b521"/>
    </style:style>
    <style:style style:name="T60" style:family="text">
      <style:text-properties officeooo:rsid="00559830"/>
    </style:style>
    <style:style style:name="T61" style:family="text">
      <style:text-properties officeooo:rsid="00579038"/>
    </style:style>
    <style:style style:name="T62" style:family="text">
      <style:text-properties officeooo:rsid="00586bb7"/>
    </style:style>
    <style:style style:name="T63" style:family="text">
      <style:text-properties officeooo:rsid="00525992"/>
    </style:style>
    <style:style style:name="T64" style:family="text">
      <style:text-properties officeooo:rsid="005486aa"/>
    </style:style>
    <style:style style:name="T65" style:family="text">
      <style:text-properties officeooo:rsid="034ec088"/>
    </style:style>
    <style:style style:name="T66" style:family="text">
      <style:text-properties officeooo:rsid="02d795a5"/>
    </style:style>
    <style:style style:name="T67" style:family="text">
      <style:text-properties officeooo:rsid="00447cf6"/>
    </style:style>
    <style:style style:name="T68" style:family="text">
      <style:text-properties officeooo:rsid="019e3368"/>
    </style:style>
    <style:style style:name="T69" style:family="text">
      <style:text-properties officeooo:rsid="019c4df4"/>
    </style:style>
    <style:style style:name="T70" style:family="text">
      <style:text-properties officeooo:rsid="02c60cdb"/>
    </style:style>
    <style:style style:name="T71" style:family="text">
      <style:text-properties officeooo:rsid="02cebbe4"/>
    </style:style>
    <style:style style:name="T72" style:family="text">
      <style:text-properties officeooo:rsid="02d08167"/>
    </style:style>
    <style:style style:name="T73" style:family="text">
      <style:text-properties officeooo:rsid="02c91b2f"/>
    </style:style>
    <style:style style:name="T74" style:family="text">
      <style:text-properties officeooo:rsid="02cae140"/>
    </style:style>
    <style:style style:name="T75" style:family="text">
      <style:text-properties officeooo:rsid="01203ff7"/>
    </style:style>
    <style:style style:name="T76" style:family="text">
      <style:text-properties officeooo:rsid="01210e6f"/>
    </style:style>
    <style:style style:name="T77" style:family="text">
      <style:text-properties officeooo:rsid="0114a92b"/>
    </style:style>
    <style:style style:name="T78" style:family="text">
      <style:text-properties officeooo:rsid="01184ef5"/>
    </style:style>
    <style:style style:name="T79" style:family="text">
      <style:text-properties officeooo:rsid="011f46d1"/>
    </style:style>
    <style:style style:name="T80" style:family="text">
      <style:text-properties officeooo:rsid="010ef351"/>
    </style:style>
    <style:style style:name="T81" style:family="text">
      <style:text-properties officeooo:rsid="011c1959"/>
    </style:style>
    <style:style style:name="T82" style:family="text">
      <style:text-properties officeooo:rsid="0132fd1d"/>
    </style:style>
    <style:style style:name="T83" style:family="text">
      <style:text-properties officeooo:rsid="013ea8c1"/>
    </style:style>
    <style:style style:name="T84" style:family="text">
      <style:text-properties officeooo:rsid="0130a9ba"/>
    </style:style>
    <style:style style:name="T85" style:family="text">
      <style:text-properties officeooo:rsid="01310d60"/>
    </style:style>
    <style:style style:name="T86" style:family="text">
      <style:text-properties officeooo:rsid="0133e6b3"/>
    </style:style>
    <style:style style:name="T87" style:family="text">
      <style:text-properties officeooo:rsid="01e47055"/>
    </style:style>
    <style:style style:name="T88" style:family="text">
      <style:text-properties officeooo:rsid="020c2e1e"/>
    </style:style>
    <style:style style:name="T89" style:family="text">
      <style:text-properties officeooo:rsid="014287b5"/>
    </style:style>
    <style:style style:name="T90" style:family="text">
      <style:text-properties officeooo:rsid="01409c18"/>
    </style:style>
    <style:style style:name="T91" style:family="text">
      <style:text-properties officeooo:rsid="01b32ee2"/>
    </style:style>
    <style:style style:name="T92" style:family="text">
      <style:text-properties officeooo:rsid="017614c9"/>
    </style:style>
    <style:style style:name="T93" style:family="text">
      <style:text-properties officeooo:rsid="00a89125"/>
    </style:style>
    <style:style style:name="T94" style:family="text">
      <style:text-properties officeooo:rsid="01b36120"/>
    </style:style>
    <style:style style:name="T95" style:family="text">
      <style:text-properties officeooo:rsid="0176e6f3"/>
    </style:style>
    <style:style style:name="T96" style:family="text">
      <style:text-properties officeooo:rsid="01b36683"/>
    </style:style>
    <style:style style:name="T97" style:family="text">
      <style:text-properties style:font-name-asian="Courier New"/>
    </style:style>
    <style:style style:name="T98" style:family="text">
      <style:text-properties officeooo:rsid="01f4e1a6"/>
    </style:style>
    <style:style style:name="T99" style:family="text">
      <style:text-properties officeooo:rsid="0031a1b0"/>
    </style:style>
    <style:style style:name="T100" style:family="text">
      <style:text-properties officeooo:rsid="028774af"/>
    </style:style>
    <style:style style:name="T101" style:family="text">
      <style:text-properties officeooo:rsid="0285cd1f"/>
    </style:style>
    <style:style style:name="T102" style:family="text">
      <style:text-properties officeooo:rsid="038a1af3"/>
    </style:style>
    <style:style style:name="T103" style:family="text">
      <style:text-properties officeooo:rsid="02861325"/>
    </style:style>
    <style:style style:name="T104" style:family="text">
      <style:text-properties officeooo:rsid="0177be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4" text:outline-level="3">EXT. COURTYARD</text:h>
      <text:p text:style-name="P15"><text:span text:style-name="T2">The cheerleaders wear matching shirts</text:span><text:span text:style-name="T41"> and</text:span><text:span text:style-name="T2"> start a cheer. Bending knees and clapping in stiff V shapes. Becky stands in front of the other five, facing them.</text:span></text:p>
      <text:p text:style-name="P24">CHEERLEADERS</text:p>
      <text:p text:style-name="P29">We are the Eagles and we are proud</text:p>
      <text:p text:style-name="P29">We’re gonna stomp you</text:p>
      <text:p text:style-name="P11">Raise right <text:span text:style-name="T91">fist and</text:span> elbow <text:span text:style-name="T91">with</text:span> two stomps. Two claps.</text:p>
      <text:p text:style-name="P24">CHEERLEADERS</text:p>
      <text:p text:style-name="P29">In the ground.</text:p>
      <text:p text:style-name="P11">Jeff sits at his locker in the <text:span text:style-name="T92">background</text:span>, watching them. <text:span text:style-name="T93">He is surrounded by his textbooks, trying to look studious. </text:span></text:p>
      <text:p text:style-name="P11">Lisa notices Jeff and smiles. </text:p>
      <text:p text:style-name="P11">Jeff looks down and pretends to do homework.</text:p>
      <text:p text:style-name="P24">BECKY</text:p>
      <text:p text:style-name="P29">Raise your hands!</text:p>
      <text:p text:style-name="P11">The cheerleaders raise their hands in a wiggly motion.</text:p>
      <text:p text:style-name="P24">CHEERLEADERS</text:p>
      <text:p text:style-name="P29">Raise your hands.</text:p>
      <text:p text:style-name="P24">BECKY</text:p>
      <text:p text:style-name="P29">Louder!</text:p>
      <text:p text:style-name="P11">Three claps. They stomp feet and clap three times.</text:p>
      <text:p text:style-name="P24">CHEERLEADERS</text:p>
      <text:p text:style-name="P29">Stomp your feet.</text:p>
      <text:p text:style-name="P11">Three claps. Clap and stomp seven times (once with each syllable).</text:p>
      <text:p text:style-name="P24">CHEERLEADERS</text:p>
      <text:p text:style-name="P29">Bourgade Eagles can’t be beat.</text:p>
      <text:p text:style-name="P11">Three claps. </text:p>
      <text:p text:style-name="P24">BECKY</text:p>
      <text:p text:style-name="P29"><text:span text:style-name="T94">T</text:span>ake a break.</text:p>
      <text:p text:style-name="P11">Lisa looks over at Jeff again, smiles. He smiles back.</text:p>
      <text:p text:style-name="P11">Becky sits on the ground. The other f<text:span text:style-name="T92">our</text:span> sit down <text:span text:style-name="T94">near her</text:span> <text:span text:style-name="T92">to form a circle</text:span>. Becky looks through a cheer notebook. </text:p>
      <text:p text:style-name="P15"><text:span text:style-name="T42">A </text:span><text:span text:style-name="T43">GIRL</text:span><text:span text:style-name="T2"> walks past. Becky watches her, glares at her, makes a face at her.</text:span></text:p>
      <text:p text:style-name="P24">BECKY </text:p>
      <text:p text:style-name="P29"><text:soft-page-break/>When Mary does her jumps, Robert's class ring falls out.</text:p>
      <text:p text:style-name="P11">Julie and Krissy laugh. Lisa looks grossed out.</text:p>
      <text:p text:style-name="P24">JULIE</text:p>
      <text:p text:style-name="P29">Except when she’s on the rag. Then splllch.</text:p>
      <text:p text:style-name="P15"><text:span text:style-name="T44">Julie</text:span><text:span text:style-name="T2"> makes a gross liquid noise, opens her legs wide, motions </text:span><text:span text:style-name="T42">her hands</text:span><text:span text:style-name="T2"> like </text:span><text:span text:style-name="T42">they're </text:span><text:span text:style-name="T2">something com</text:span><text:span text:style-name="T42">ing</text:span><text:span text:style-name="T2"> out </text:span><text:span text:style-name="T42">from</text:span><text:span text:style-name="T2"> between her legs. Becky &amp; P and Julie and Krissy laugh. Lisa’s still grossed out. Becky is bitchy and sarcastic.</text:span></text:p>
      <text:p text:style-name="P24">BECKY <text:span text:style-name="T95">(to Lisa)</text:span></text:p>
      <text:p text:style-name="P29">What’s wrong with you? Can’t handle us talking about rags?</text:p>
      <text:p text:style-name="P24">LISA </text:p>
      <text:p text:style-name="P29">I don’t know what you guys are talking about.</text:p>
      <text:p text:style-name="P24">BECKY</text:p>
      <text:p text:style-name="P29">That’s because your family is like that guy in the Breakfast Club whose family sits around the dinner table and talks about their day.</text:p>
      <text:p text:style-name="P11">Julie and Krissy are all <text:span text:style-name="T93">weirdly </text:span>sarcastic. <text:span text:style-name="T96">(Is there a copyright problem here?)</text:span></text:p>
      <text:p text:style-name="P24">KRISSY</text:p>
      <text:p text:style-name="P29">Yeah. Like ‘How was your day?’ ‘Nice. How was yours?’ </text:p>
      <text:p text:style-name="P24">KRISSY</text:p>
      <text:p text:style-name="P29"><text:span text:style-name="T97">‘</text:span>You can do homework on the boat.’ </text:p>
      <text:p text:style-name="P24">JULIE</text:p>
      <text:p text:style-name="P29"><text:span text:style-name="T97">‘</text:span>Isn’t life swell?’ ‘Yeah, it’s swell.’</text:p>
      <text:p text:style-name="P24">BECKY<text:tab/></text:p>
      <text:p text:style-name="P29">Isn’t that what your house is like?</text:p>
      <text:p text:style-name="P24">LISA</text:p>
      <text:p text:style-name="P29">Yeah. That’s what it’s like.</text:p>
      <text:p text:style-name="P11">Kelly changes the subject, addresses Becky</text:p>
      <text:p text:style-name="P24">Kelly</text:p>
      <text:p text:style-name="P29">What are you going to wear to the Christmas Dance?</text:p>
      <text:p text:style-name="P11">Lisa looks at Jeff. He’s watching her. Lisa smiles.</text:p>
      <text:p text:style-name="P24">BECKY</text:p>
      <text:p text:style-name="P29">My pink dress with the puffy sleeves and bubble skirt.</text:p>
      <text:p text:style-name="P24">JULIE</text:p>
      <text:p text:style-name="P29">Who are you going to the Christmas Dance with?</text:p>
      <text:p text:style-name="P24"><text:soft-page-break/>BECKY<text:tab/></text:p>
      <text:p text:style-name="P29">Jeff Nostram.</text:p>
      <text:p text:style-name="P11">Lisa <text:span text:style-name="T98">snaps her head to look at Becky Her </text:span>shoulders drop, <text:span text:style-name="T98">s</text:span>he looks at the ground. She looks at Jeff.</text:p>
      <text:p text:style-name="P11">Jeff looks at her, smiles. </text:p>
      <text:p text:style-name="P15"><text:span text:style-name="T2">Lisa looks </text:span><text:span text:style-name="T45">back and forth between Becky and Jeff</text:span><text:span text:style-name="T2">. No smile. </text:span><text:span text:style-name="T42">So he</text:span><text:span text:style-name="T46">'s</text:span><text:span text:style-name="T42"> here to watch Becky.. </text:span><text:span text:style-name="T46">h</text:span><text:span text:style-name="T42">ow could </text:span><text:span text:style-name="T46">she</text:span><text:span text:style-name="T42"> be so foolish.</text:span><text:span text:style-name="T2"> </text:span></text:p>
      <text:p text:style-name="P11">Becky waves at Jeff. </text:p>
      <text:p text:style-name="P11">Lisa sees Becky wave, then stares at the ground, sullen.</text:p>
      <text:p text:style-name="P24">KRISSY</text:p>
      <text:p text:style-name="P29">Ooh. Becky and Jeff Nostram.</text:p>
      <text:p text:style-name="P11">Lisa timidly asks Becky.</text:p>
      <text:p text:style-name="P24">LISA </text:p>
      <text:p text:style-name="P29">Did he ever invite you to a barbecue?</text:p>
      <text:p text:style-name="P24">BECKY <text:span text:style-name="T99">(rude)</text:span></text:p>
      <text:p text:style-name="P29">What are you talking about? The Christmas Dance isn’t a barbecue. It’s a DANCE.</text:p>
      <text:p text:style-name="P11">Becky laughs at Lisa. Julie and Krissy join in with mean laughter. </text:p>
      <text:p text:style-name="P24">KRISSY</text:p>
      <text:p text:style-name="P44"><text:span text:style-name="T47">You always say things that don't make sense</text:span><text:span text:style-name="T2">.</text:span></text:p>
      <text:p text:style-name="P24">JULIE</text:p>
      <text:p text:style-name="P44"><text:span text:style-name="T47">Yeah, like Piss and Greeeeen theory</text:span><text:span text:style-name="T2">.</text:span></text:p>
      <text:p text:style-name="P15"><text:span text:style-name="T2">Lisa </text:span><text:span text:style-name="T47">gives her a blank stare,</text:span><text:span text:style-name="T2"> </text:span><text:span text:style-name="T47">tries to figure out what she's talking about</text:span><text:span text:style-name="T2">. </text:span></text:p>
      <text:p text:style-name="P23">LISA</text:p>
      <text:p text:style-name="P44"><text:span text:style-name="T47">Pythagorean theorem</text:span><text:span text:style-name="T2">.</text:span></text:p>
      <text:p text:style-name="P24">KRISSY</text:p>
      <text:p text:style-name="P44"><text:span text:style-name="T47">Pithhh Pithhh. You can't even say Piss</text:span><text:span text:style-name="T2">. </text:span></text:p>
      <text:p text:style-name="P11">Lisa shakes her head; <text:span text:style-name="T95">not worth explaining</text:span>. <text:span text:style-name="T100">Kelly tries to change the conversation.</text:span></text:p>
      <text:p text:style-name="P23">Kelly<text:span text:style-name="T101"> (to Julie)</text:span></text:p>
      <text:p text:style-name="P44"><text:span text:style-name="T48">Who</text:span><text:span text:style-name="T49">'</text:span><text:span text:style-name="T48">s taking you to the Christmas Dance?</text:span></text:p>
      <text:p text:style-name="P24">KRISSY <text:span text:style-name="T102">&amp; JULIE</text:span></text:p>
      <text:p text:style-name="P44"><text:span text:style-name="T48">We're</text:span><text:span text:style-name="T2"> going </text:span><text:span text:style-name="T47">to the Christmas dance </text:span><text:span text:style-name="T2">with </text:span><text:span text:style-name="T50">Tom Paz</text:span><text:span text:style-name="T2">.</text:span></text:p>
      <text:p text:style-name="P15"><text:span text:style-name="T48">Lisa S. </text:span><text:span text:style-name="T51">gives Julie and Krissy a</text:span><text:span text:style-name="T48"> confused </text:span><text:span text:style-name="T51">look</text:span><text:span text:style-name="T48">. What? They're all going to the dance with the same date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next-style-name="Standard" style:default-outline-level="2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3" style:display-name="Heading 3" style:family="paragraph" style:next-style-name="Standard" style:default-outline-level="3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854in" fo:margin-bottom="0.364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5:47:02.804619759</meta:creation-date>
    <dc:date>2018-01-27T19:13:18.338907403</dc:date>
    <meta:editing-duration>PT3H26M13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3" meta:paragraph-count="91" meta:word-count="614" meta:character-count="3426" meta:non-whitespace-character-count="2886"/>
  </office:meta>
</office:document-meta>
</file>